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57cm" svg:height="2.084cm" svg:x="2.815cm" svg:y="6.84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3.857cm" svg:y1="8.931cm" svg:x2="3.857cm" svg:y2="10.668cm">
          <text:p/>
        </draw:line>
        <draw:line draw:style-name="gr2" draw:text-style-name="P1" draw:layer="layout" svg:x1="3.857cm" svg:y1="10.668cm" svg:x2="2.468cm" svg:y2="12.057cm">
          <text:p/>
        </draw:line>
        <draw:line draw:style-name="gr2" draw:text-style-name="P1" draw:layer="layout" svg:x1="3.857cm" svg:y1="10.692cm" svg:x2="5.27cm" svg:y2="12.057cm">
          <text:p/>
        </draw:line>
        <draw:line draw:style-name="gr2" draw:text-style-name="P1" draw:layer="layout" svg:x1="2.642cm" svg:y1="9.8cm" svg:x2="5.42cm" svg:y2="9.8cm">
          <text:p/>
        </draw:line>
        <draw:custom-shape draw:style-name="gr3" draw:text-style-name="P2" draw:layer="layout" svg:width="4.688cm" svg:height="1.215cm" svg:x="1.6cm" svg:y="12.579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982cm" svg:y1="9.799cm" svg:x2="13.058cm" svg:y2="7.889cm">
          <text:p/>
        </draw:line>
        <draw:custom-shape draw:style-name="gr3" draw:text-style-name="P2" draw:layer="layout" svg:width="13.021cm" svg:height="2.431cm" svg:x="13.579cm" svg:y="6.5cm">
          <text:p text:style-name="P1"><text:span text:style-name="T1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156cm" svg:y1="10.494cm" svg:x2="13.232cm" svg:y2="10.494cm">
          <text:p/>
        </draw:line>
        <draw:custom-shape draw:style-name="gr3" draw:text-style-name="P2" draw:layer="layout" svg:width="13.021cm" svg:height="2.431cm" svg:x="13.579cm" svg:y="9.279cm">
          <text:p text:style-name="P1"><text:span text:style-name="T1">Gestione 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982cm" svg:y1="11.363cm" svg:x2="13.058cm" svg:y2="13.447cm">
          <text:p/>
        </draw:line>
        <draw:custom-shape draw:style-name="gr3" draw:text-style-name="P2" draw:layer="layout" svg:width="13.021cm" svg:height="2.431cm" svg:x="13.579cm" svg:y="12.579cm">
          <text:p text:style-name="P1"><text:span text:style-name="T1">Sovrintendenza operato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30T16:58:59.822636291</meta:creation-date>
    <dc:date>2015-06-18T09:55:27.591000000</dc:date>
    <meta:editing-duration>PT3M57S</meta:editing-duration>
    <meta:editing-cycles>5</meta:editing-cycles>
    <meta:generator>LibreOffice/4.2.2.1$Windows_x86 LibreOffice_project/3be8cda0bddd8e430d8cda1ebfd581265cca5a0f</meta:generator>
    <meta:document-statistic meta:object-count="12"/>
  </office:meta>
</office:document-meta>
</file>